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9.95">
            <text:p>9.95</text:p>
          </table:table-cell>
          <table:table-cell table:formula="of:=[.D8]*[.E8]" office:value-type="float" office:value="9.95">
            <text:p>9.95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10]*[.E10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41]*[.E41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4]*[.E44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024.40999999999">
            <text:p>6024.4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2/04/2019</text:date>, <text:time>17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2-04T17:41:53</dc:date>
    <dc:creator>Chuck Coughlin</dc:creator>
    <meta:editing-duration>P1DT19H41M47S</meta:editing-duration>
    <meta:editing-cycles>19</meta:editing-cycles>
    <meta:generator>OpenOffice/4.1.3$Unix OpenOffice.org_project/413m1$Build-9783</meta:generator>
    <meta:document-statistic meta:table-count="3" meta:cell-count="330" meta:object-count="0"/>
  </office:meta>
</office:document-meta>
</file>